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8.69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6"/>
        <table:table-column table:style-name="co4" table:default-cell-style-name="ce8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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" office:value-type="string" calcext:value-type="string">
            <text:p>e07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1" office:value-type="string" calcext:value-type="string">
            <text:p>ea0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" office:value-type="string" calcext:value-type="string">
            <text:p>e2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7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7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770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E8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06:17:07.8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8-08-23T06:19:33.430000000</dc:date>
    <meta:editing-cycles>113</meta:editing-cycles>
    <meta:editing-duration>PT12H57M37S</meta:editing-duration>
    <meta:generator>LibreOffice/6.0.2.1$Windows_X86_64 LibreOffice_project/f7f06a8f319e4b62f9bc5095aa112a65d2f3ac89</meta:generator>
    <meta:document-statistic meta:table-count="1" meta:cell-count="34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